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Segoe UI" svg:font-family="'Segoe UI', 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T1" style:family="text">
      <style:text-properties style:text-position="super 58%"/>
    </style:style>
    <style:style style:name="T2" style:family="text">
      <style:text-properties fo:font-variant="normal" fo:text-transform="none" fo:color="#222222" style:font-name="Segoe UI" fo:font-size="10.5pt" fo:letter-spacing="normal" fo:font-style="normal" fo:font-weight="normal"/>
    </style:style>
    <style:style style:name="T3" style:family="text">
      <style:text-properties fo:font-variant="normal" fo:text-transform="none" fo:color="#222222" style:text-position="0% 100%" style:font-name="Segoe UI" fo:font-size="10.5pt" fo:letter-spacing="normal" fo:font-style="normal" fo:font-weight="normal"/>
    </style:style>
    <style:style style:name="T4" style:family="text">
      <style:text-properties style:text-position="sub 58%"/>
    </style:style>
    <style:style style:name="T5" style:family="text">
      <style:text-properties style:text-position="0% 100%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6292323900126863891" text:style-name="L1">
        <text:list-item>
          <text:p text:style-name="P1">Memory Management</text:p>
          <text:list>
            <text:list-item>
              <text:p text:style-name="P1">Hardware Caches</text:p>
              <text:list>
                <text:list-item>
                  <text:p text:style-name="P1">Closer to the processor than the main memory</text:p>
                </text:list-item>
                <text:list-item>
                  <text:p text:style-name="P1">Smaller and faster than the main memory</text:p>
                </text:list-item>
                <text:list-item>
                  <text:p text:style-name="P1">Act as “attraction memory”</text:p>
                  <text:list>
                    <text:list-item>
                      <text:p text:style-name="P1">Contain the value of main memory locations which were recently accessed (temporal locality)</text:p>
                    </text:list-item>
                  </text:list>
                </text:list-item>
                <text:list-item>
                  <text:p text:style-name="P1">Transfer between caches and main memory is performed in units called cache blocks/lines</text:p>
                  <text:list>
                    <text:list-item>
                      <text:p text:style-name="P1">Caches also contain the value of memory locations that are close to locations that were recently accessed (spatial locality)</text:p>
                    </text:list-item>
                  </text:list>
                </text:list-item>
                <text:list-item>
                  <text:p text:style-name="P1">Mapping between memory and cache is mostly static</text:p>
                  <text:list>
                    <text:list-item>
                      <text:p text:style-name="P1">Fast handling of misses</text:p>
                    </text:list-item>
                  </text:list>
                </text:list-item>
                <text:list-item>
                  <text:p text:style-name="P1">Often L1 I-cache is separate from D-cache</text:p>
                </text:list-item>
              </text:list>
            </text:list-item>
            <text:list-item>
              <text:p text:style-name="P1">Memory Hierarchy</text:p>
              <text:list>
                <text:list-item>
                  <text:p text:style-name="P1">What if we want to support programs that require more memory than what's available in the system?</text:p>
                  <text:list>
                    <text:list-item>
                      <text:p text:style-name="P1">Pretend we have something bigger (virtual memory)</text:p>
                    </text:list-item>
                  </text:list>
                </text:list-item>
              </text:list>
            </text:list-item>
            <text:list-item>
              <text:p text:style-name="P1">Paging</text:p>
              <text:list>
                <text:list-item>
                  <text:p text:style-name="P1">A page is a cacheable unit of virtual memory</text:p>
                </text:list-item>
                <text:list-item>
                  <text:p text:style-name="P1">The OS controls the mapping between pages of VM and memory</text:p>
                  <text:list>
                    <text:list-item>
                      <text:p text:style-name="P1">More flexible (at a cost)</text:p>
                    </text:list-item>
                  </text:list>
                </text:list-item>
              </text:list>
            </text:list-item>
            <text:list-item>
              <text:p text:style-name="P1">Starting from the beginning: two views of memory</text:p>
              <text:list>
                <text:list-item>
                  <text:p text:style-name="P1">View from the hardware – shared physical memory</text:p>
                </text:list-item>
                <text:list-item>
                  <text:p text:style-name="P1">View from the software – what a process “sees”: private virtual address space</text:p>
                </text:list-item>
                <text:list-item>
                  <text:p text:style-name="P1">Memory management in the OS coordinates these two views</text:p>
                  <text:list>
                    <text:list-item>
                      <text:p text:style-name="P1">Consistency: all address spaces should look “basically the same”</text:p>
                    </text:list-item>
                    <text:list-item>
                      <text:p text:style-name="P1">Relocation: processes can be loaded at any physical address</text:p>
                    </text:list-item>
                    <text:list-item>
                      <text:p text:style-name="P1">Protection: a process cannot maliciously access memory belonging to another process</text:p>
                    </text:list-item>
                    <text:list-item>
                      <text:p text:style-name="P1">Sharing: may allow sharing of physical memory (must implement control)</text:p>
                    </text:list-item>
                  </text:list>
                </text:list-item>
              </text:list>
            </text:list-item>
            <text:list-item>
              <text:p text:style-name="P1">Dynamic Storage Allocation Problem</text:p>
              <text:list>
                <text:list-item>
                  <text:p text:style-name="P1">How do we allocate processes in memory?</text:p>
                </text:list-item>
                <text:list-item>
                  <text:p text:style-name="P1">More generally, how do we satisfy a request of size n from a list of free holes?</text:p>
                  <text:list>
                    <text:list-item>
                      <text:p text:style-name="P1">First-fit: allocate the first hole that is big enough</text:p>
                    </text:list-item>
                    <text:list-item>
                      <text:p text:style-name="P1">Best-fit: allocate the smallest hole that is big enough; must search entire list, unless ordered by size. Produces the smallest leftover hole</text:p>
                    </text:list-item>
                    <text:list-item>
                      <text:p text:style-name="P1">Worst-fit: allocate the largest hole, must also search the entire list. Produces the largest leftover hole.</text:p>
                    </text:list-item>
                  </text:list>
                </text:list-item>
                <text:list-item>
                  <text:p text:style-name="P1">First and best fit are better than worst fit in terms of speed and storage utilization</text:p>
                </text:list-item>
              </text:list>
            </text:list-item>
            <text:list-item>
              <text:p text:style-name="P1">Fragmentation</text:p>
              <text:list>
                <text:list-item>
                  <text:p text:style-name="P1">When entire processes are loaded into memory, there can be lots of unused memory space, but new jobs cannot be loaded</text:p>
                </text:list-item>
                <text:list-item>
                  <text:p text:style-name="P1">Paging from fragmentation</text:p>
                  <text:list>
                    <text:list-item>
                      <text:p text:style-name="P1">Idea: break processes into small, fixed-size chunks (pages), so that processes don't need to be contiguous in physical memory</text:p>
                    </text:list-item>
                  </text:list>
                </text:list-item>
                <text:list-item>
                  <text:p text:style-name="P1"><text:soft-page-break/>Segmentation</text:p>
                  <text:list>
                    <text:list-item>
                      <text:p text:style-name="P1">Same idea, but now variable size chunks</text:p>
                    </text:list-item>
                  </text:list>
                </text:list-item>
              </text:list>
            </text:list-item>
            <text:list-item>
              <text:p text:style-name="P1">Virtual Memory</text:p>
              <text:list>
                <text:list-item>
                  <text:p text:style-name="P1">VM is the OS abstraction that provides the illusion of an address space that is contiguous and may be larger than the physical address space. </text:p>
                  <text:list>
                    <text:list-item>
                      <text:p text:style-name="P1">Thus, impossible to load entire processes to memory</text:p>
                    </text:list-item>
                  </text:list>
                </text:list-item>
                <text:list-item>
                  <text:p text:style-name="P1">VM can be implemented using either paging or segmentation but paging is presently most common</text:p>
                  <text:list>
                    <text:list-item>
                      <text:p text:style-name="P1">Actually, a combination is usually used but the segmentation scheme is typically very simple</text:p>
                    </text:list-item>
                  </text:list>
                </text:list-item>
                <text:list-item>
                  <text:p text:style-name="P1">VM is motivated by both:</text:p>
                  <text:list>
                    <text:list-item>
                      <text:p text:style-name="P1">Convenience</text:p>
                      <text:list>
                        <text:list-item>
                          <text:p text:style-name="P1">The programmer does not have to know where pages/segments are allocated in physical memory</text:p>
                        </text:list-item>
                      </text:list>
                    </text:list-item>
                    <text:list-item>
                      <text:p text:style-name="P1">The programmer does not have to deal with machines that have different amounts of physcial memory</text:p>
                    </text:list-item>
                    <text:list-item>
                      <text:p text:style-name="P1">Fragmentation in multi-programming environments</text:p>
                    </text:list-item>
                  </text:list>
                </text:list-item>
              </text:list>
            </text:list-item>
            <text:list-item>
              <text:p text:style-name="P1">Hardware Translation</text:p>
              <text:list>
                <text:list-item>
                  <text:p text:style-name="P1">Translation from virtual (aka logical) to physical addresses can be done in software but without protection</text:p>
                </text:list-item>
                <text:list-item>
                  <text:p text:style-name="P1">Hardware support is needed for protection and performance</text:p>
                </text:list-item>
                <text:list-item>
                  <text:p text:style-name="P1">Simplest solution with two registers: base and size</text:p>
                </text:list-item>
              </text:list>
            </text:list-item>
            <text:list-item>
              <text:p text:style-name="P1">Segmentation</text:p>
              <text:list>
                <text:list-item>
                  <text:p text:style-name="P1">Segments are of variable size</text:p>
                </text:list-item>
                <text:list-item>
                  <text:p text:style-name="P1">Translation done through a set of (base, size, state) tuples</text:p>
                  <text:list>
                    <text:list-item>
                      <text:p text:style-name="P1">Segment table indexed by segment number</text:p>
                    </text:list-item>
                    <text:list-item>
                      <text:p text:style-name="P1">State</text:p>
                      <text:list>
                        <text:list-item>
                          <text:p text:style-name="P1">Valid/invalid, access permission, reference, modified bits</text:p>
                        </text:list-item>
                      </text:list>
                    </text:list-item>
                  </text:list>
                </text:list-item>
                <text:list-item>
                  <text:p text:style-name="P1">Segments may be visible to the programmer and can be used as a convenience for organizing the programs and data (eg code segment, global data segment)</text:p>
                </text:list-item>
              </text:list>
            </text:list-item>
            <text:list-item>
              <text:p text:style-name="P1">Paging</text:p>
              <text:list>
                <text:list-item>
                  <text:p text:style-name="P1">Pages are of fixed size</text:p>
                </text:list-item>
                <text:list-item>
                  <text:p text:style-name="P1">The physical memory corresponding to a page is called a page frame</text:p>
                </text:list-item>
                <text:list-item>
                  <text:p text:style-name="P1">Translation done through a page table indexed by page number</text:p>
                </text:list-item>
                <text:list-item>
                  <text:p text:style-name="P1">Each entry in a page table contains the frame number that the virtual page is mapped to and the state of the page in memory</text:p>
                </text:list-item>
                <text:list-item>
                  <text:p text:style-name="P1">State</text:p>
                  <text:list>
                    <text:list-item>
                      <text:p text:style-name="P1">Valid/invalid, access permission, reference, modified, caching bits</text:p>
                    </text:list-item>
                  </text:list>
                </text:list-item>
                <text:list-item>
                  <text:p text:style-name="P1">Transparent to the programmer</text:p>
                </text:list-item>
              </text:list>
            </text:list-item>
            <text:list-item>
              <text:p text:style-name="P1">Combined Paging and Segmentation</text:p>
              <text:list>
                <text:list-item>
                  <text:p text:style-name="P1">Some MMUs combine paging with segmentation</text:p>
                </text:list-item>
                <text:list-item>
                  <text:p text:style-name="P1">Virtual address: segment number + page number + offset</text:p>
                </text:list-item>
                <text:list-item>
                  <text:p text:style-name="P1">Segmentation translation is performed first</text:p>
                </text:list-item>
                <text:list-item>
                  <text:p text:style-name="P1">The segment entry points to a page table for that segment</text:p>
                </text:list-item>
                <text:list-item>
                  <text:p text:style-name="P1">The page number portion of the virtual address is used to index the page table and look up the corresponding page frame number</text:p>
                </text:list-item>
                <text:list-item>
                  <text:p text:style-name="P1"><text:soft-page-break/>Segmentation not used much any more, so concentrate on paging</text:p>
                  <text:list>
                    <text:list-item>
                      <text:p text:style-name="P1">UNIX has a simple form of segmentation, but does not require any hardware support</text:p>
                    </text:list-item>
                  </text:list>
                </text:list-item>
              </text:list>
            </text:list-item>
            <text:list-item>
              <text:p text:style-name="P1">Translation Lookaside Buffers</text:p>
              <text:list>
                <text:list-item>
                  <text:p text:style-name="P1">Translation on every memory access → must be fast</text:p>
                </text:list-item>
                <text:list-item>
                  <text:p text:style-name="P1">What to do?</text:p>
                  <text:list>
                    <text:list-item>
                      <text:p text:style-name="P1">Caching</text:p>
                      <text:list>
                        <text:list-item>
                          <text:p text:style-name="P1">Why does it work? We still have to lookup the page table entry and use it to do translation, right?</text:p>
                        </text:list-item>
                        <text:list-item>
                          <text:p text:style-name="P1">Same as normal hardware cache – cache is smaller so can spend more $$ to make it faster</text:p>
                        </text:list-item>
                      </text:list>
                    </text:list-item>
                  </text:list>
                </text:list-item>
                <text:list-item>
                  <text:p text:style-name="P1">Cache for page table entries is called the Translation Lookaside Buffer (TLB)</text:p>
                  <text:list>
                    <text:list-item>
                      <text:p text:style-name="P1">Traditionally, fully associative and single-level, but are becoming set associative and multi-level</text:p>
                    </text:list-item>
                    <text:list-item>
                      <text:p text:style-name="P1">Relatively small number of entries </text:p>
                    </text:list-item>
                  </text:list>
                </text:list-item>
                <text:list-item>
                  <text:p text:style-name="P1">Each TLB entry contains a page number and the corresponding PT entry</text:p>
                </text:list-item>
                <text:list-item>
                  <text:p text:style-name="P1">On each memory access, we look for the page → frame mapping in the TLB</text:p>
                </text:list-item>
                <text:list-item>
                  <text:p text:style-name="P1">TLB Miss</text:p>
                  <text:list>
                    <text:list-item>
                      <text:p text:style-name="P1">What happens if the TLB doesn't find the right PT entry?</text:p>
                    </text:list-item>
                    <text:list-item>
                      <text:p text:style-name="P1">Evict an existing entry if doesn't have any free ones</text:p>
                      <text:list>
                        <text:list-item>
                          <text:p text:style-name="P1">Replacements? Pseudo-LRU common today. One bit represents each internal node of a binary search tree; cache lines are the leaves. An access sets the bits to the other direction in the tree</text:p>
                        </text:list-item>
                      </text:list>
                    </text:list-item>
                    <text:list-item>
                      <text:p text:style-name="P1">Bring in the missing entry from the PT</text:p>
                    </text:list-item>
                    <text:list-item>
                      <text:p text:style-name="P1">TLB misses can be handled in hardware or software</text:p>
                      <text:list>
                        <text:list-item>
                          <text:p text:style-name="P1">Software allows application to assist in replacement decisions</text:p>
                        </text:list-item>
                      </text:list>
                    </text:list-item>
                  </text:list>
                </text:list-item>
                <text:list-item>
                  <text:p text:style-name="P1">Where to store the Page Table?</text:p>
                  <text:list>
                    <text:list-item>
                      <text:p text:style-name="P1">In memory</text:p>
                      <text:list>
                        <text:list-item>
                          <text:p text:style-name="P1">Use memory to “enlarge” view of memory, leaving less physical memory</text:p>
                        </text:list-item>
                        <text:list-item>
                          <text:p text:style-name="P1">This kind of overhead is common</text:p>
                          <text:list>
                            <text:list-item>
                              <text:p text:style-name="P1">OS uses CPU cycles to implement abstraction of threads etc</text:p>
                            </text:list-item>
                          </text:list>
                        </text:list-item>
                        <text:list-item>
                          <text:p text:style-name="P1">Have to know the proper tradeoff and understand common application characteristics. </text:p>
                        </text:list-item>
                        <text:list-item>
                          <text:p text:style-name="P1">Have to be common enough</text:p>
                        </text:list-item>
                        <text:list-item>
                          <text:p text:style-name="P1">Can become large</text:p>
                        </text:list-item>
                      </text:list>
                    </text:list-item>
                  </text:list>
                </text:list-item>
                <text:list-item>
                  <text:p text:style-name="P1">Page Table Structure</text:p>
                  <text:list>
                    <text:list-item>
                      <text:p text:style-name="P1">Linear (conventional)</text:p>
                      <text:list>
                        <text:list-item>
                          <text:p text:style-name="P1">Page tables can become extremely large</text:p>
                          <text:list>
                            <text:list-item>
                              <text:p text:style-name="P1">Two level PT</text:p>
                              <text:list>
                                <text:list-item>
                                  <text:p text:style-name="P1">Page the page table. Saves space by only allocating 2<text:span text:style-name="T1">nd</text:span> level tables for virtual memory that has actually been allocated/touched</text:p>
                                </text:list-item>
                                <text:list-item>
                                  <text:p text:style-name="P1">Outer page table is always in memory</text:p>
                                </text:list-item>
                                <text:list-item>
                                  <text:p text:style-name="P1">Doesn't need a large chunk of physical memory</text:p>
                                </text:list-item>
                              </text:list>
                            </text:list-item>
                            <text:list-item>
                              <text:p text:style-name="P1">Inverted PT</text:p>
                              <text:list>
                                <text:list-item>
                                  <text:p text:style-name="P1">Saves a lot of space, as it requires (a single chunk of) memory in proportion to the size of the physical address space. </text:p>
                                </text:list-item>
                                <text:list-item>
                                  <text:p text:style-name="P1">Translation through a hash table structure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"><text:soft-page-break/>If the entries in the outer PT name virtual addresses, we need one more level of translation</text:p>
                    </text:list-item>
                    <text:list-item>
                      <text:p text:style-name="P1">Kernel can take advantage of paging</text:p>
                      <text:list>
                        <text:list-item>
                          <text:p text:style-name="P1">Kernel's outer PT must remain in memory</text:p>
                          <text:list>
                            <text:list-item>
                              <text:p text:style-name="P1">Other parts that cannot be paged:</text:p>
                              <text:list>
                                <text:list-item>
                                  <text:p text:style-name="P1">page fault code, performance critical code (interrupt handlers), pages undergoing IO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">Multilevel Paging and Performance</text:p>
              <text:list>
                <text:list-item>
                  <text:p text:style-name="P1">Since each level stored as a separate table in memory, translating a virtual address to a physical one may take n memory accesses for n-level page tables</text:p>
                  <text:list>
                    <text:list-item>
                      <text:p text:style-name="P1">Caching still keeps performance reasonable</text:p>
                    </text:list-item>
                  </text:list>
                </text:list-item>
                <text:list-item>
                  <text:p text:style-name="P1">TLB hit rate of 98%, TLB access time of 2ns, memory access time of 120ns, 2-level PT yield</text:p>
                  <text:list>
                    <text:list-item>
                      <text:p text:style-name="P1">effective access time = .98 x (2+120) + .002 x (2 + 360) = 127 ns</text:p>
                    </text:list-item>
                    <text:list-item>
                      <text:p text:style-name="P1">only a 6% slowdown in memory access time</text:p>
                    </text:list-item>
                  </text:list>
                </text:list-item>
              </text:list>
            </text:list-item>
            <text:list-item>
              <text:p text:style-name="P1">Inverted Page Table</text:p>
              <text:list>
                <text:list-item>
                  <text:p text:style-name="P1">One entry for each real memory frame</text:p>
                </text:list-item>
                <text:list-item>
                  <text:p text:style-name="P1">Entry consists of virtual address of the page stored in that frame, information about the process that owns the page</text:p>
                </text:list-item>
                <text:list-item>
                  <text:p text:style-name="P1">With hashing</text:p>
                  <text:list>
                    <text:list-item>
                      <text:p text:style-name="P1">This implementation of IPTs decreases the memory needed to store the PT, but increases the time needed to search it when a page reference occurs. For this reason, we do not use searching</text:p>
                    </text:list-item>
                    <text:list-item>
                      <text:p text:style-name="P1">Can use a hash table to limit the search to one – or at most a few – PT entries. Under hashing, each PT entry also has to include a frame number and a chain pointer</text:p>
                    </text:list-item>
                    <text:list-item>
                      <text:p text:style-name="P1">The approach works by hashing the virtual page number + pid, the result indexes the hash table. <text:s/>Each entry of the hash table stores a pointer to the first entry of the chain. The virtual page number of each entry is compared to the referenced page number and, on a match, the corresponding frame number is used.</text:p>
                    </text:list-item>
                  </text:list>
                </text:list-item>
              </text:list>
            </text:list-item>
            <text:list-item>
              <text:p text:style-name="P1">How to deal with VM &gt; Physical Memory?</text:p>
              <text:list>
                <text:list-item>
                  <text:p text:style-name="P1">If the address space of each process is &lt;= the size of the physical memory, no problem</text:p>
                  <text:list>
                    <text:list-item>
                      <text:p text:style-name="P1">Still useful to tackle fragmentation and provide a contiguous address space</text:p>
                    </text:list-item>
                  </text:list>
                </text:list-item>
                <text:list-item>
                  <text:p text:style-name="P1">When VM &gt; physical memory</text:p>
                  <text:list>
                    <text:list-item>
                      <text:p text:style-name="P1">Part stored in memory, part stored on disk</text:p>
                    </text:list-item>
                  </text:list>
                </text:list-item>
              </text:list>
            </text:list-item>
            <text:list-item>
              <text:p text:style-name="P1">Demand Paging</text:p>
              <text:list>
                <text:list-item>
                  <text:p text:style-name="P1">To start a process (program), just load the code page where the process will start executing</text:p>
                </text:list-item>
                <text:list-item>
                  <text:p text:style-name="P1">As the process references memory (instruction or data) outside of the loaded page, bring in as necessary</text:p>
                </text:list-item>
              </text:list>
            </text:list-item>
            <text:list-item>
              <text:p text:style-name="P1">Page faults</text:p>
              <text:list>
                <text:list-item>
                  <text:p text:style-name="P1">What happens when the process references a page marked as invalid in the page table?</text:p>
                  <text:list>
                    <text:list-item>
                      <text:p text:style-name="P1">Page Fault Exception</text:p>
                    </text:list-item>
                    <text:list-item>
                      <text:p text:style-name="P1">Check that reference is valid</text:p>
                    </text:list-item>
                    <text:list-item>
                      <text:p text:style-name="P1">Find a free memory frame</text:p>
                    </text:list-item>
                    <text:list-item>
                      <text:p text:style-name="P1">Read the desired page from disk</text:p>
                      <text:list>
                        <text:list-item>
                          <text:p text:style-name="P1">Text and data pages come from disk. Stack and Heap pages are allocated in main <text:soft-page-break/>memory first. Shared library pages may already be in main memory</text:p>
                        </text:list-item>
                      </text:list>
                    </text:list-item>
                    <text:list-item>
                      <text:p text:style-name="P1">Update the page table entry to point to the frame</text:p>
                    </text:list-item>
                    <text:list-item>
                      <text:p text:style-name="P1">Change the valid bit of the page to valid</text:p>
                    </text:list-item>
                    <text:list-item>
                      <text:p text:style-name="P1">Restart the instruction that was interrupted by the exception</text:p>
                    </text:list-item>
                  </text:list>
                </text:list-item>
                <text:list-item>
                  <text:p text:style-name="P1">What's the cost?</text:p>
                  <text:list>
                    <text:list-item>
                      <text:p text:style-name="P1">Exception → table check → find free memory frame or victim</text:p>
                      <text:list>
                        <text:list-item>
                          <text:p text:style-name="P1">About 200-600 microsecs</text:p>
                        </text:list-item>
                      </text:list>
                    </text:list-item>
                    <text:list-item>
                      <text:p text:style-name="P1">Disk seek and read</text:p>
                      <text:list>
                        <text:list-item>
                          <text:p text:style-name="P1">10 ms</text:p>
                        </text:list-item>
                      </text:list>
                    </text:list-item>
                    <text:list-item>
                      <text:p text:style-name="P1">Memory access</text:p>
                      <text:list>
                        <text:list-item>
                          <text:p text:style-name="P1">100 ns</text:p>
                        </text:list-item>
                      </text:list>
                    </text:list-item>
                    <text:list-item>
                      <text:p text:style-name="P1">Total performance cost</text:p>
                      <text:list>
                        <text:list-item>
                          <text:p text:style-name="P1">Degrades performance by ~100000, and doesn't even count additional things that could go wrong along the way</text:p>
                        </text:list-item>
                      </text:list>
                    </text:list-item>
                  </text:list>
                </text:list-item>
                <text:list-item>
                  <text:p text:style-name="P1">Having too many page faults = bad, having no page faults = also bad</text:p>
                  <text:list>
                    <text:list-item>
                      <text:p text:style-name="P1">If we want no more than 10% degradation, we can only have 1 page fault for every 1,000,000 memory accesses</text:p>
                    </text:list-item>
                  </text:list>
                </text:list-item>
                <text:list-item>
                  <text:p text:style-name="P1">OS better do good job of managing movement of data between secondary storage and main memory</text:p>
                </text:list-item>
              </text:list>
            </text:list-item>
            <text:list-item>
              <text:p text:style-name="P1">Page Replacement</text:p>
              <text:list>
                <text:list-item>
                  <text:p text:style-name="P1">What if there's no free frame left on a page fault?</text:p>
                  <text:list>
                    <text:list-item>
                      <text:p text:style-name="P1">Free a frame that's currently being used</text:p>
                      <text:list>
                        <text:list-item>
                          <text:p text:style-name="P1">Select the frame to be replaced (victim)</text:p>
                        </text:list-item>
                        <text:list-item>
                          <text:p text:style-name="P1">Write the victim back to disk</text:p>
                        </text:list-item>
                        <text:list-item>
                          <text:p text:style-name="P1">Change the page table to reflect the victim is now invalid</text:p>
                        </text:list-item>
                        <text:list-item>
                          <text:p text:style-name="P1">Read the desired page into newly freed frame</text:p>
                        </text:list-item>
                        <text:list-item>
                          <text:p text:style-name="P1">Change PT</text:p>
                          <text:list>
                            <text:list-item>
                              <text:p text:style-name="P1">The new page is in the freed frame and is now valid</text:p>
                            </text:list-item>
                          </text:list>
                        </text:list-item>
                        <text:list-item>
                          <text:p text:style-name="P1">Restart the faulting instruction</text:p>
                        </text:list-item>
                      </text:list>
                    </text:list-item>
                  </text:list>
                </text:list-item>
                <text:list-item>
                  <text:p text:style-name="P1">Optimization</text:p>
                  <text:list>
                    <text:list-item>
                      <text:p text:style-name="P1">Do not need to write the victim back if it has not been modified (need a dirty bit per page to check this)</text:p>
                    </text:list-item>
                  </text:list>
                </text:list-item>
                <text:list-item>
                  <text:p text:style-name="P1">Highly motivated to find a good replacement policy</text:p>
                  <text:list>
                    <text:list-item>
                      <text:p text:style-name="P1">When evicting a page, how do we choose the best victim in order to minimize the page fault rate?</text:p>
                    </text:list-item>
                  </text:list>
                </text:list-item>
              </text:list>
            </text:list-item>
            <text:list-item>
              <text:p text:style-name="P1">First in, First Out (FIFO)</text:p>
              <text:list>
                <text:list-item>
                  <text:p text:style-name="P1">Be fair, let every page live in memory for about the same amount of time, then toss it</text:p>
                </text:list-item>
                <text:list-item>
                  <text:p text:style-name="P1">Not a good method. </text:p>
                </text:list-item>
              </text:list>
            </text:list-item>
            <text:list-item>
              <text:p text:style-name="P1">Least recently used (LRU)</text:p>
              <text:list>
                <text:list-item>
                  <text:p text:style-name="P1">On access to a page, timestamp it</text:p>
                </text:list-item>
                <text:list-item>
                  <text:p text:style-name="P1">When need to evict a page, choose one with oldest timestamp</text:p>
                </text:list-item>
                <text:list-item>
                  <text:p text:style-name="P1">Good in practice, not easy to implement</text:p>
                </text:list-item>
              </text:list>
            </text:list-item>
            <text:list-item>
              <text:p text:style-name="P1">Not Frequently Used Replacement</text:p>
              <text:list>
                <text:list-item>
                  <text:p text:style-name="P1">Have a reference bit (aka a use bit) and software counter for each page frame</text:p>
                </text:list-item>
                <text:list-item>
                  <text:p text:style-name="P1">At each clock interrupt, the OS adds the reference bit of each frame to it's counter and <text:soft-page-break/>then clears the reference bit</text:p>
                </text:list-item>
                <text:list-item>
                  <text:p text:style-name="P1">When we need to evict a page, choose the frame with the lowest counter value</text:p>
                </text:list-item>
                <text:list-item>
                  <text:p text:style-name="P1">Problems</text:p>
                  <text:list>
                    <text:list-item>
                      <text:p text:style-name="P1">Doesn't forget anything, no sense of time – hard to evict a page that was referenced a lot sometime in the past but is no longer relevant</text:p>
                    </text:list-item>
                    <text:list-item>
                      <text:p text:style-name="P1">Updating counters is expensive, especially since memory is getting rather large these days</text:p>
                    </text:list-item>
                  </text:list>
                </text:list-item>
                <text:list-item>
                  <text:p text:style-name="P1">Can be improved with an aging scheme</text:p>
                  <text:list>
                    <text:list-item>
                      <text:p text:style-name="P1">Counters are shifted right before adding the reference bit and the reference bit is added to the leftmost bit (rather than rightmost)</text:p>
                    </text:list-item>
                  </text:list>
                </text:list-item>
              </text:list>
            </text:list-item>
            <text:list-item>
              <text:p text:style-name="P1">Clock (Second-chance)</text:p>
              <text:list>
                <text:list-item>
                  <text:p text:style-name="P1">Arrange the frames in a circle, with a clock hand (initially points to 1<text:span text:style-name="T1">st</text:span> frame)</text:p>
                </text:list-item>
                <text:list-item>
                  <text:p text:style-name="P1">Hardware keeps 1 use bit per frame, sets the use bit on a memory reference to the corresponding frame</text:p>
                  <text:list>
                    <text:list-item>
                      <text:p text:style-name="P1">If bit is not set, frame hasn't been used in a while</text:p>
                    </text:list-item>
                  </text:list>
                </text:list-item>
                <text:list-item>
                  <text:p text:style-name="P1">On a page fault</text:p>
                  <text:list>
                    <text:list-item>
                      <text:p text:style-name="P1">Advance the clock hand</text:p>
                    </text:list-item>
                    <text:list-item>
                      <text:p text:style-name="P1">Check the use bit</text:p>
                      <text:list>
                        <text:list-item>
                          <text:p text:style-name="P1">If it's a 1, it has been used recently. Set back to 0 and move on</text:p>
                        </text:list-item>
                        <text:list-item>
                          <text:p text:style-name="P1">If 0, this is our victim</text:p>
                        </text:list-item>
                      </text:list>
                    </text:list-item>
                    <text:list-item>
                      <text:p text:style-name="P1">Can't always find a victim</text:p>
                    </text:list-item>
                  </text:list>
                </text:list-item>
              </text:list>
            </text:list-item>
            <text:list-item>
              <text:p text:style-name="P1">Nth Chance</text:p>
              <text:list>
                <text:list-item>
                  <text:p text:style-name="P1">Similar to clock, except keep a counter as well as a use bit</text:p>
                </text:list-item>
                <text:list-item>
                  <text:p text:style-name="P1">On a page fault</text:p>
                  <text:list>
                    <text:list-item>
                      <text:p text:style-name="P1">Advance the clock hand</text:p>
                    </text:list-item>
                    <text:list-item>
                      <text:p text:style-name="P1">Check the use bit</text:p>
                      <text:list>
                        <text:list-item>
                          <text:p text:style-name="P1">If 1, clear and set counter to 0</text:p>
                        </text:list-item>
                        <text:list-item>
                          <text:p text:style-name="P1">If 0, increment the counter, if the counter &lt; N go on, otherwise, this is our victim</text:p>
                        </text:list-item>
                      </text:list>
                    </text:list-item>
                  </text:list>
                </text:list-item>
                <text:list-item>
                  <text:p text:style-name="P1">Why?</text:p>
                  <text:list>
                    <text:list-item>
                      <text:p text:style-name="P1">N larger → better approximation of LRU</text:p>
                    </text:list-item>
                    <text:list-item>
                      <text:p text:style-name="P1">If N too large, can take too long to select a victim</text:p>
                    </text:list-item>
                  </text:list>
                </text:list-item>
              </text:list>
            </text:list-item>
            <text:list-item>
              <text:p text:style-name="P1">A different implementation of 2<text:span text:style-name="T1">nd</text:span> chance</text:p>
              <text:list>
                <text:list-item>
                  <text:p text:style-name="P1">Always keep a free list of some size n &gt; 0</text:p>
                  <text:list>
                    <text:list-item>
                      <text:p text:style-name="P1">On a page fault, if the free list has more than n frames, get a frame from the free list and read the desired page into the frame</text:p>
                    </text:list-item>
                    <text:list-item>
                      <text:p text:style-name="P1">If the free list has only n frames, get a frame from it, read the desired page into the frame, then (in the background) choose a victim from the frames currently being used and put the frame on the free list</text:p>
                    </text:list-item>
                  </text:list>
                </text:list-item>
                <text:list-item>
                  <text:p text:style-name="P1">On a page fault, if the page is on a frame on the free list, don't have to read page back in</text:p>
                </text:list-item>
                <text:list-item>
                  <text:p text:style-name="P1">Gets performance close to true LRU (good)</text:p>
                </text:list-item>
              </text:list>
            </text:list-item>
            <text:list-item>
              <text:p text:style-name="P1">Multi Programming Environment </text:p>
              <text:list>
                <text:list-item>
                  <text:p text:style-name="P1">Why?</text:p>
                  <text:list>
                    <text:list-item>
                      <text:p text:style-name="P1">Better utilization of resources</text:p>
                    </text:list-item>
                  </text:list>
                </text:list-item>
                <text:list-item>
                  <text:p text:style-name="P1">Problems</text:p>
                  <text:list>
                    <text:list-item>
                      <text:p text:style-name="P1">Mechanism (TLB?)</text:p>
                    </text:list-item>
                    <text:list-item>
                      <text:p text:style-name="P1">Fairness?</text:p>
                    </text:list-item>
                    <text:list-item>
                      <text:p text:style-name="P1"><text:soft-page-break/>Over commitment of memory</text:p>
                    </text:list-item>
                  </text:list>
                </text:list-item>
                <text:list-item>
                  <text:p text:style-name="P1">What's the potential problem?</text:p>
                  <text:list>
                    <text:list-item>
                      <text:p text:style-name="P1">Each process needs its working set to be in memory to perform well</text:p>
                    </text:list-item>
                    <text:list-item>
                      <text:p text:style-name="P1">If too many process are running, the system can thrash</text:p>
                      <text:list>
                        <text:list-item>
                          <text:p text:style-name="P1">As the degree of multi programming increases, so does the CPU utilization – to a certain point, at which it drops exponentially</text:p>
                        </text:list-item>
                      </text:list>
                    </text:list-item>
                  </text:list>
                </text:list-item>
                <text:list-item>
                  <text:p text:style-name="P1">Why does paging work? Locality</text:p>
                  <text:list>
                    <text:list-item>
                      <text:p text:style-name="P1">Process migrates from one locality (working set) to another</text:p>
                    </text:list-item>
                  </text:list>
                </text:list-item>
                <text:list-item>
                  <text:p text:style-name="P1">Why does thrashing occur?</text:p>
                  <text:list>
                    <text:list-item>
                      <text:p text:style-name="P1">Sum of the size of working sets &gt; total memory size</text:p>
                    </text:list-item>
                  </text:list>
                </text:list-item>
              </text:list>
            </text:list-item>
            <text:list-item>
              <text:p text:style-name="P1">Support for multiple processes</text:p>
              <text:list>
                <text:list-item>
                  <text:p text:style-name="P1">More than one address space can be loaded in memory</text:p>
                </text:list-item>
                <text:list-item>
                  <text:p text:style-name="P1">A CPU register points to the current page table</text:p>
                </text:list-item>
                <text:list-item>
                  <text:p text:style-name="P1">OS updates the register when context switching between threads from different processes</text:p>
                </text:list-item>
                <text:list-item>
                  <text:p text:style-name="P1">Most TLBs can cache more than one PT</text:p>
                  <text:list>
                    <text:list-item>
                      <text:p text:style-name="P1">Store the process id to distinguish between virtual addresses belonging to different processes</text:p>
                    </text:list-item>
                  </text:list>
                </text:list-item>
                <text:list-item>
                  <text:p text:style-name="P1">If TLB caches only one PT then it must be flushed at process switch time</text:p>
                </text:list-item>
              </text:list>
            </text:list-item>
            <text:list-item>
              <text:p text:style-name="P1">Switching between threads of different processes</text:p>
              <text:list>
                <text:list-item>
                  <text:p text:style-name="P1">What if switching to a thread of a different process?</text:p>
                </text:list-item>
                <text:list-item>
                  <text:p text:style-name="P1">Caches, TLB, page table, etc?</text:p>
                  <text:list>
                    <text:list-item>
                      <text:p text:style-name="P1">Caches</text:p>
                      <text:list>
                        <text:list-item>
                          <text:p text:style-name="P1">Physical addresses: no problem</text:p>
                        </text:list-item>
                        <text:list-item>
                          <text:p text:style-name="P1">Virtual addresses: cache must either have process tag or must flush cache on context switch</text:p>
                        </text:list-item>
                      </text:list>
                    </text:list-item>
                    <text:list-item>
                      <text:p text:style-name="P1">TLB </text:p>
                      <text:list>
                        <text:list-item>
                          <text:p text:style-name="P1">Each entry must have process tag or must flush TLB on switch</text:p>
                        </text:list-item>
                      </text:list>
                    </text:list-item>
                    <text:list-item>
                      <text:p text:style-name="P1">Page table</text:p>
                      <text:list>
                        <text:list-item>
                          <text:p text:style-name="P1">Page table pointer (register) must be reloaded on switch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">Resident Set Management</text:p>
              <text:list>
                <text:list-item>
                  <text:p text:style-name="P1">How many pages of a process should be brought in?</text:p>
                  <text:list>
                    <text:list-item>
                      <text:p text:style-name="P1">Resident set size can be fixed or variable</text:p>
                    </text:list-item>
                  </text:list>
                </text:list-item>
                <text:list-item>
                  <text:p text:style-name="P1">Replacement scope can be local or global</text:p>
                </text:list-item>
                <text:list-item>
                  <text:p text:style-name="P1">Common schemes implemented in OS</text:p>
                  <text:list>
                    <text:list-item>
                      <text:p text:style-name="P1">Variable allocation with global scope</text:p>
                      <text:list>
                        <text:list-item>
                          <text:p text:style-name="P1">Simple, but replacement policy may not take working set issues into consideration</text:p>
                          <text:list>
                            <text:list-item>
                              <text:p text:style-name="P1">ie: may replace a page that is currently in the working set of a process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">Variable allocation with local scope</text:p>
                      <text:list>
                        <text:list-item>
                          <text:p text:style-name="P1">More complicated – from time to time, modify resident set size to approximate the working set size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">Working Set</text:p>
              <text:list>
                <text:list-item>
                  <text:p text:style-name="P1">The set of pages that have been referenced in the last window of time</text:p>
                </text:list-item>
                <text:list-item>
                  <text:p text:style-name="P1">Size varies during execution of the process depending on locality of accesses</text:p>
                </text:list-item>
                <text:list-item>
                  <text:p text:style-name="P1"><text:soft-page-break/>If the number of frames allocated to a process covers is working set, then the number of page faults is small</text:p>
                </text:list-item>
                <text:list-item>
                  <text:p text:style-name="P1">Schedule a process only if there is enough free memory to load its working set</text:p>
                </text:list-item>
                <text:list-item>
                  <text:p text:style-name="P1">Model</text:p>
                  <text:list>
                    <text:list-item>
                      <text:p text:style-name="P1"><text:span text:style-name="T2">Δ</text:span> <text:s/>= working set window = number of “virtual” time units (time elapsed while process is actually executing)</text:p>
                    </text:list-item>
                    <text:list-item>
                      <text:p text:style-name="P1">WSS<text:span text:style-name="T4">i</text:span><text:span text:style-name="T5"> (working set of process P</text:span><text:span text:style-name="T4">i</text:span><text:span text:style-name="T5">) = total # of pages referenced in most recent </text:span><text:span text:style-name="T3">Δ</text:span><text:span text:style-name="T5"> (varies in time)</text:span></text:p>
                      <text:list>
                        <text:list-item>
                          <text:p text:style-name="P1"><text:span text:style-name="T5">if </text:span><text:span text:style-name="T3">Δ</text:span><text:span text:style-name="T5"> <text:s/>too small will not encompass entire locality</text:span></text:p>
                        </text:list-item>
                        <text:list-item>
                          <text:p text:style-name="P1"><text:span text:style-name="T5">if </text:span><text:span text:style-name="T3">Δ</text:span><text:span text:style-name="T5"> <text:s/>too large, will encompass several localities</text:span></text:p>
                        </text:list-item>
                        <text:list-item>
                          <text:p text:style-name="P1"><text:span text:style-name="T5">if </text:span><text:span text:style-name="T3">Δ</text:span><text:span text:style-name="T5"> <text:s/>→ infinity, will encompass entire program </text:span></text:p>
                        </text:list-item>
                      </text:list>
                    </text:list-item>
                    <text:list-item>
                      <text:p text:style-name="P1"><text:span text:style-name="T5">D = Σ(WSS</text:span><text:span text:style-name="T4">i</text:span><text:span text:style-name="T5">) = total demand for frames</text:span></text:p>
                    </text:list-item>
                    <text:list-item>
                      <text:p text:style-name="P1"><text:span text:style-name="T5">If D &gt; M (memory size) → thrashing</text:span></text:p>
                      <text:list>
                        <text:list-item>
                          <text:p text:style-name="P1"><text:span text:style-name="T5">Which process should we suspend?</text:span></text:p>
                          <text:list>
                            <text:list-item>
                              <text:p text:style-name="P1"><text:span text:style-name="T5">Lowest priority, smallest resident set, last process activated...?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"><text:span text:style-name="T5">An approach to keeping track of the working set</text:span></text:p>
                  <text:list>
                    <text:list-item>
                      <text:p text:style-name="P1"><text:span text:style-name="T5">Approximate with interval timer + a reference bit</text:span></text:p>
                    </text:list-item>
                    <text:list-item>
                      <text:p text:style-name="P1"><text:span text:style-name="T5">Example: </text:span><text:span text:style-name="T3">Δ</text:span><text:span text:style-name="T5"> = 10000 cycles</text:span></text:p>
                      <text:list>
                        <text:list-item>
                          <text:p text:style-name="P1"><text:span text:style-name="T5">Timer interrupts after every 5000 cycles</text:span></text:p>
                        </text:list-item>
                        <text:list-item>
                          <text:p text:style-name="P1"><text:span text:style-name="T5">Keep in memory 2 bits for each page</text:span></text:p>
                        </text:list-item>
                        <text:list-item>
                          <text:p text:style-name="P1"><text:span text:style-name="T5">When interrupted, copy and later reset all reference bits</text:span></text:p>
                        </text:list-item>
                        <text:list-item>
                          <text:p text:style-name="P1"><text:span text:style-name="T5">If one of the copied reference bits = 1 → page in working set</text:span></text:p>
                        </text:list-item>
                      </text:list>
                    </text:list-item>
                    <text:list-item>
                      <text:p text:style-name="P1"><text:span text:style-name="T5">Not completely accurate</text:span></text:p>
                      <text:list>
                        <text:list-item>
                          <text:p text:style-name="P1"><text:span text:style-name="T5">Does not say when a reference occurs during the 5000 cycle interval</text:span></text:p>
                        </text:list-item>
                      </text:list>
                    </text:list-item>
                    <text:list-item>
                      <text:p text:style-name="P1"><text:span text:style-name="T5">Improvement?</text:span></text:p>
                      <text:list>
                        <text:list-item>
                          <text:p text:style-name="P1"><text:span text:style-name="T5">10 bits and interrupt every 1000 time units. Higher cost for more frequent interrupts, but more accurate.</text:span></text:p>
                        </text:list-item>
                      </text:list>
                    </text:list-item>
                  </text:list>
                </text:list-item>
                <text:list-item>
                  <text:p text:style-name="P1"><text:span text:style-name="T5">Another approach: Page Fault Frequency Scheme</text:span></text:p>
                  <text:list>
                    <text:list-item>
                      <text:p text:style-name="P1"><text:span text:style-name="T5">Establish an “acceptable” page fault rate</text:span></text:p>
                      <text:list>
                        <text:list-item>
                          <text:p text:style-name="P1"><text:span text:style-name="T5">If the actual rate is too low (with respect to threshold), the process loses a frame</text:span></text:p>
                        </text:list-item>
                        <text:list-item>
                          <text:p text:style-name="P1"><text:span text:style-name="T5">If the actual rate is too high (with respect to threshold), the process gains a frame</text:span></text:p>
                        </text:list-item>
                      </text:list>
                    </text:list-item>
                    <text:list-item>
                      <text:p text:style-name="P1"><text:span text:style-name="T5">A counter per process stores virtual time between page faults</text:span></text:p>
                    </text:list-item>
                    <text:list-item>
                      <text:p text:style-name="P1"><text:span text:style-name="T5">An upper threshold for the virtual time is defined</text:span></text:p>
                    </text:list-item>
                    <text:list-item>
                      <text:p text:style-name="P1"><text:span text:style-name="T5">On a page fault, if the amount of time since the last fault is less than the threshold (page faults happening at a fast rate), the new page is added to the resident set</text:span></text:p>
                    </text:list-item>
                    <text:list-item>
                      <text:p text:style-name="P1"><text:span text:style-name="T5">A lower threshold can be used in a similar fashion to discard pages from the resident set</text:span></text:p>
                    </text:list-item>
                  </text:list>
                </text:list-item>
                <text:list-item>
                  <text:p text:style-name="P1"><text:span text:style-name="T5">Issues with management policies we have discussed</text:span></text:p>
                  <text:list>
                    <text:list-item>
                      <text:p text:style-name="P1"><text:span text:style-name="T5">Deal with stable and transient (going from one locality or working set to another) periods in the same way</text:span></text:p>
                    </text:list-item>
                    <text:list-item>
                      <text:p text:style-name="P1"><text:span text:style-name="T5">During transient periods, we would like to change timer intervals or paging rate thresholds, so that the resident set of the process does not grow excessively</text:span></text:p>
                    </text:list-item>
                  </text:list>
                </text:list-item>
              </text:list>
            </text:list-item>
            <text:list-item>
              <text:p text:style-name="P1"><text:span text:style-name="T5">Summary</text:span></text:p>
              <text:list>
                <text:list-item>
                  <text:p text:style-name="P1"><text:span text:style-name="T5">Virtual memory is a way of introducing another level in our memory hierarchy in order to abstract away the amount of memory actually available on a particular system</text:span></text:p>
                  <text:list>
                    <text:list-item>
                      <text:p text:style-name="P1"><text:span text:style-name="T5">Important for “ease of programming”</text:span></text:p>
                    </text:list-item>
                  </text:list>
                </text:list-item>
                <text:list-item>
                  <text:p text:style-name="P1"><text:soft-page-break/><text:span text:style-name="T5">Allows contiguous address spaces that are larger than physical memory, as well as protection</text:span></text:p>
                </text:list-item>
                <text:list-item>
                  <text:p text:style-name="P1"><text:span text:style-name="T5">Can be implemented using paging (sometimes segmentation)</text:span></text:p>
                </text:list-item>
                <text:list-item>
                  <text:p text:style-name="P1"><text:span text:style-name="T5">Page fault is expensive so can't have too many of them</text:span></text:p>
                  <text:list>
                    <text:list-item>
                      <text:p text:style-name="P1"><text:span text:style-name="T5">Important to implement good page replacement policy</text:span></text:p>
                    </text:list-item>
                  </text:list>
                </text:list-item>
                <text:list-item>
                  <text:p text:style-name="P1"><text:span text:style-name="T5">Watch for thrashing!</text:span></text:p>
                </text:list-item>
              </text:list>
            </text:list-item>
            <text:list-item>
              <text:p text:style-name="P1"><text:span text:style-name="T5">Other Considerations</text:span></text:p>
              <text:list>
                <text:list-item>
                  <text:p text:style-name="P1"><text:span text:style-name="T5">Prepaging vs demand paging</text:span></text:p>
                </text:list-item>
                <text:list-item>
                  <text:p text:style-name="P1"><text:span text:style-name="T5">Page size selection has to balance:</text:span></text:p>
                  <text:list>
                    <text:list-item>
                      <text:p text:style-name="P1"><text:span text:style-name="T5">Fragmentation</text:span></text:p>
                    </text:list-item>
                    <text:list-item>
                      <text:p text:style-name="P1"><text:span text:style-name="T5">Page table size</text:span></text:p>
                    </text:list-item>
                    <text:list-item>
                      <text:p text:style-name="P1"><text:span text:style-name="T5">IO overhead</text:span></text:p>
                    </text:list-item>
                    <text:list-item>
                      <text:p text:style-name="P1"><text:span text:style-name="T5">Locality</text:span></text:p>
                    </text:list-item>
                  </text:list>
                </text:list-item>
                <text:list-item>
                  <text:p text:style-name="P1"><text:span text:style-name="T5">TLB reach can be increased by using</text:span></text:p>
                  <text:list>
                    <text:list-item>
                      <text:p text:style-name="P1"><text:span text:style-name="T5">Larger pages</text:span></text:p>
                    </text:list-item>
                    <text:list-item>
                      <text:p text:style-name="P1"><text:span text:style-name="T5">More entries</text:span></text:p>
                    </text:list-item>
                  </text:list>
                </text:list-item>
              </text:list>
            </text:list-item>
            <text:list-item>
              <text:p text:style-name="P1"><text:span text:style-name="T5">Cache design issues</text:span></text:p>
              <text:list>
                <text:list-item>
                  <text:p text:style-name="P1"><text:span text:style-name="T5">Cache size and cache block size</text:span></text:p>
                </text:list-item>
                <text:list-item>
                  <text:p text:style-name="P1"><text:span text:style-name="T5">Mapping: physical/virtual caches, associativity</text:span></text:p>
                </text:list-item>
                <text:list-item>
                  <text:p text:style-name="P1"><text:span text:style-name="T5">Replacement algorithm: random or (pseudo) LRU</text:span></text:p>
                </text:list-item>
                <text:list-item>
                  <text:p text:style-name="P1"><text:span text:style-name="T5">Write policy: write through/write back </text:span></text:p>
                </text:list-item>
              </text:list>
            </text:list-item>
            <text:list-item>
              <text:p text:style-name="P1"><text:span text:style-name="T5">Overview: TLB Misses in Software</text:span></text:p>
              <text:list>
                <text:list-item>
                  <text:p text:style-name="P1"><text:span text:style-name="T5">What can happen on a memory access (pageable PT and TLB misses handled in software)?</text:span></text:p>
                  <text:list>
                    <text:list-item>
                      <text:p text:style-name="P1"><text:span text:style-name="T5">TLB miss → read page table entry</text:span></text:p>
                    </text:list-item>
                    <text:list-item>
                      <text:p text:style-name="P1"><text:span text:style-name="T5">TLB miss → read kernel page table entry</text:span></text:p>
                    </text:list-item>
                    <text:list-item>
                      <text:p text:style-name="P1"><text:span text:style-name="T5">Page fault for necessary page of a process page table</text:span></text:p>
                    </text:list-item>
                    <text:list-item>
                      <text:p text:style-name="P1"><text:span text:style-name="T5">All frames are used → need to evict a page → modify a process page table entry</text:span></text:p>
                      <text:list>
                        <text:list-item>
                          <text:p text:style-name="P1"><text:span text:style-name="T5">TLB miss → read kernel page table entry</text:span></text:p>
                        </text:list-item>
                        <text:list-item>
                          <text:p text:style-name="P1"><text:span text:style-name="T5">Page fault for necessary page of process page table</text:span></text:p>
                        </text:list-item>
                        <text:list-item>
                          <text:p text:style-name="P1"><text:span text:style-name="T5">Go back to finding a frame</text:span></text:p>
                        </text:list-item>
                      </text:list>
                    </text:list-item>
                    <text:list-item>
                      <text:p text:style-name="P1"><text:span text:style-name="T5">Read in needed page, modify page table entry, fill TLB</text:span></text:p>
                    </text:list-item>
                  </text:list>
                </text:list-item>
              </text:list>
            </text:list-item>
            <text:list-item>
              <text:p text:style-name="P1"><text:span text:style-name="T5">Segmentation</text:span></text:p>
              <text:list>
                <text:list-item>
                  <text:p text:style-name="P1"><text:span text:style-name="T5">Memory management scheme that supports user view of memory</text:span></text:p>
                </text:list-item>
                <text:list-item>
                  <text:p text:style-name="P1"><text:span text:style-name="T5">A program is a collection of segments, a segment is a logical unit such as</text:span></text:p>
                  <text:list>
                    <text:list-item>
                      <text:p text:style-name="P1"><text:span text:style-name="T5">main program, procedure, function, local variables, global variables, common block, stack, symbol table, arrays</text:span></text:p>
                    </text:list-item>
                  </text:list>
                </text:list-item>
                <text:list-item>
                  <text:p text:style-name="P1"><text:span text:style-name="T5">Architecture</text:span></text:p>
                  <text:list>
                    <text:list-item>
                      <text:p text:style-name="P1"><text:span text:style-name="T5">Logical address consists of a two tuple: &lt;segment number, offset&gt;</text:span></text:p>
                    </text:list-item>
                    <text:list-item>
                      <text:p text:style-name="P1"><text:span text:style-name="T5">Segment table – maps two dimensional physical addresses; each table has:</text:span></text:p>
                      <text:list>
                        <text:list-item>
                          <text:p text:style-name="P1"><text:span text:style-name="T5">base – contains the starting physical address where the segments reside in memory</text:span></text:p>
                        </text:list-item>
                        <text:list-item>
                          <text:p text:style-name="P1"><text:span text:style-name="T5">limit – specifies the length of the segment</text:span></text:p>
                        </text:list-item>
                      </text:list>
                    </text:list-item>
                    <text:list-item>
                      <text:p text:style-name="P1"><text:span text:style-name="T5">Segment Table Base Register (STBR) points to the segment table's location in memory</text:span></text:p>
                    </text:list-item>
                    <text:list-item>
                      <text:p text:style-name="P1"><text:soft-page-break/><text:span text:style-name="T5">Segment Table Length Register (STLR) indicates number of segments used by a program; segment number s is legal if s &lt; STLR</text:span></text:p>
                    </text:list-item>
                    <text:list-item>
                      <text:p text:style-name="P1"><text:span text:style-name="T5">Relocation</text:span></text:p>
                      <text:list>
                        <text:list-item>
                          <text:p text:style-name="P1"><text:span text:style-name="T5">Dynamic, by segment table</text:span></text:p>
                        </text:list-item>
                      </text:list>
                    </text:list-item>
                    <text:list-item>
                      <text:p text:style-name="P1"><text:span text:style-name="T5">Sharing</text:span></text:p>
                      <text:list>
                        <text:list-item>
                          <text:p text:style-name="P1"><text:span text:style-name="T5">Shared segments, same segment number</text:span></text:p>
                        </text:list-item>
                      </text:list>
                    </text:list-item>
                    <text:list-item>
                      <text:p text:style-name="P1"><text:span text:style-name="T5">Allocation</text:span></text:p>
                      <text:list>
                        <text:list-item>
                          <text:p text:style-name="P1"><text:span text:style-name="T5">First/best fit, external fragmentation</text:span></text:p>
                        </text:list-item>
                      </text:list>
                    </text:list-item>
                    <text:list-item>
                      <text:p text:style-name="P1"><text:span text:style-name="T5">Protection</text:span></text:p>
                      <text:list>
                        <text:list-item>
                          <text:p text:style-name="P1"><text:span text:style-name="T5">With each entry in segment table associate:</text:span></text:p>
                          <text:list>
                            <text:list-item>
                              <text:p text:style-name="P1"><text:span text:style-name="T5">Validation bit = 0 → illegal segment </text:span></text:p>
                            </text:list-item>
                            <text:list-item>
                              <text:p text:style-name="P1"><text:span text:style-name="T5">Read/write/execute privileges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"><text:span text:style-name="T5">Protection bits associated with segments; code sharing occurs at segment level</text:span></text:p>
                    </text:list-item>
                    <text:list-item>
                      <text:p text:style-name="P1"><text:span text:style-name="T5">Since segments vary in length, memory allocation is a dynamic storage-allocation problem</text:span></text:p>
                    </text:list-item>
                  </text:list>
                </text:list-item>
              </text:list>
            </text:list-item>
            <text:list-item>
              <text:p text:style-name="P1"><text:span text:style-name="T5">Segmentation with Paging – MULTICS</text:span></text:p>
              <text:list>
                <text:list-item>
                  <text:p text:style-name="P1"><text:span text:style-name="T5">Solved problems of external fragmentation and lengthy search times by paging the segments </text:span></text:p>
                </text:list-item>
                <text:list-item>
                  <text:p text:style-name="P1"><text:span text:style-name="T5">Differs from pure segmentation in that the segment table entry contains not the base address of the segment, but rather the base address of a page table for this segment </text:span>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Segoe UI" svg:font-family="'Segoe UI', 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2T14:41:10.18</meta:creation-date>
    <dc:date>2015-10-13T11:15:28.38</dc:date>
    <meta:editing-duration>PT4H33M25S</meta:editing-duration>
    <meta:editing-cycles>5</meta:editing-cycles>
    <meta:generator>OpenOffice.org/3.4.1$Win32 OpenOffice.org_project/341m1$Build-9593</meta:generator>
    <meta:document-statistic meta:table-count="0" meta:image-count="0" meta:object-count="0" meta:page-count="10" meta:paragraph-count="354" meta:word-count="3685" meta:character-count="19548"/>
  </office:meta>
</office:document-meta>
</file>